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5b63" officeooo:paragraph-rsid="001c5b63"/>
    </style:style>
    <style:style style:name="P2" style:family="paragraph" style:parent-style-name="Standard">
      <style:text-properties officeooo:rsid="001d19a7" officeooo:paragraph-rsid="001d19a7"/>
    </style:style>
    <style:style style:name="P3" style:family="paragraph" style:parent-style-name="Standard">
      <style:text-properties officeooo:rsid="001f25db" officeooo:paragraph-rsid="001f25db"/>
    </style:style>
    <style:style style:name="P4" style:family="paragraph" style:parent-style-name="Standard">
      <style:text-properties officeooo:rsid="00210a12" officeooo:paragraph-rsid="00210a12"/>
    </style:style>
    <style:style style:name="P5" style:family="paragraph" style:parent-style-name="Standard">
      <style:text-properties officeooo:rsid="00250ca3" officeooo:paragraph-rsid="00250ca3"/>
    </style:style>
    <style:style style:name="P6" style:family="paragraph" style:parent-style-name="Standard">
      <style:text-properties officeooo:rsid="002748d0" officeooo:paragraph-rsid="002748d0"/>
    </style:style>
    <style:style style:name="P7" style:family="paragraph" style:parent-style-name="Standard">
      <style:text-properties officeooo:rsid="00289eb5" officeooo:paragraph-rsid="00289eb5"/>
    </style:style>
    <style:style style:name="P8" style:family="paragraph" style:parent-style-name="Standard">
      <style:text-properties style:text-line-through-style="none" style:text-line-through-type="none" officeooo:rsid="00250ca3" officeooo:paragraph-rsid="00250ca3"/>
    </style:style>
    <style:style style:name="P9" style:family="paragraph" style:parent-style-name="Standard">
      <style:text-properties officeooo:rsid="002d9756" officeooo:paragraph-rsid="002d9756"/>
    </style:style>
    <style:style style:name="P10" style:family="paragraph" style:parent-style-name="Standard">
      <style:text-properties officeooo:rsid="002f2595" officeooo:paragraph-rsid="002f2595"/>
    </style:style>
    <style:style style:name="P11" style:family="paragraph" style:parent-style-name="Standard">
      <style:text-properties officeooo:rsid="002fcd5c" officeooo:paragraph-rsid="002fcd5c"/>
    </style:style>
    <style:style style:name="P12" style:family="paragraph" style:parent-style-name="Standard">
      <style:text-properties officeooo:rsid="002fcd5c" officeooo:paragraph-rsid="00309bd8"/>
    </style:style>
    <style:style style:name="P13" style:family="paragraph" style:parent-style-name="Standard">
      <style:text-properties officeooo:rsid="00309bd8" officeooo:paragraph-rsid="00309bd8"/>
    </style:style>
    <style:style style:name="P14" style:family="paragraph" style:parent-style-name="Standard">
      <style:text-properties fo:font-weight="bold" officeooo:rsid="00309bd8" officeooo:paragraph-rsid="00309bd8" fo:background-color="#ffff00" style:font-weight-asian="bold" style:font-weight-complex="bold"/>
    </style:style>
    <style:style style:name="P15" style:family="paragraph" style:parent-style-name="Standard">
      <style:text-properties officeooo:rsid="0030bf1f" officeooo:paragraph-rsid="0030bf1f"/>
    </style:style>
    <style:style style:name="P16" style:family="paragraph" style:parent-style-name="Text_20_body">
      <style:text-properties officeooo:rsid="0030bf1f" officeooo:paragraph-rsid="0030bf1f"/>
    </style:style>
    <style:style style:name="P17" style:family="paragraph" style:parent-style-name="Standard">
      <style:text-properties officeooo:rsid="0032b18a" officeooo:paragraph-rsid="0032b18a"/>
    </style:style>
    <style:style style:name="P18" style:family="paragraph" style:parent-style-name="Text_20_body">
      <style:paragraph-properties fo:padding="0.049cm" fo:border="0.06pt solid #d9d9e3"/>
    </style:style>
    <style:style style:name="P19" style:family="paragraph" style:parent-style-name="Standard">
      <style:text-properties officeooo:rsid="0040afce" officeooo:paragraph-rsid="0040afce"/>
    </style:style>
    <style:style style:name="P20" style:family="paragraph" style:parent-style-name="Standard">
      <style:text-properties fo:font-variant="normal" fo:text-transform="none" fo:color="#374151" loext:opacity="100%" style:font-name="S hne" fo:font-size="10.5pt" fo:letter-spacing="normal" fo:font-style="normal" fo:font-weight="normal" officeooo:rsid="0040afce" officeooo:paragraph-rsid="0040afce" style:font-size-asian="10.5pt" style:font-size-complex="10.5pt"/>
    </style:style>
    <style:style style:name="P21" style:family="paragraph" style:parent-style-name="Standard">
      <style:text-properties fo:font-variant="normal" fo:text-transform="none" fo:color="#374151" loext:opacity="100%" style:font-name="S hne" fo:font-size="10.5pt" fo:letter-spacing="normal" fo:font-style="normal" fo:font-weight="normal" officeooo:rsid="0041e784" officeooo:paragraph-rsid="0041e784" style:font-size-asian="10.5pt" style:font-size-complex="10.5pt"/>
    </style:style>
    <style:style style:name="P22" style:family="paragraph" style:parent-style-name="Standard">
      <style:text-properties officeooo:rsid="0041e784" officeooo:paragraph-rsid="0041e784"/>
    </style:style>
    <style:style style:name="P23" style:family="paragraph" style:parent-style-name="Preformatted_20_Text" style:list-style-name="L3">
      <style:paragraph-properties fo:margin-top="0cm" fo:margin-bottom="0.499cm" style:contextual-spacing="false" fo:padding="0.049cm" fo:border="0.06pt solid #d9d9e3"/>
    </style:style>
    <style:style style:name="P24" style:family="paragraph" style:parent-style-name="Preformatted_20_Text" style:list-style-name="L3">
      <style:paragraph-properties fo:padding="0.049cm" fo:border="0.06pt solid #d9d9e3"/>
    </style:style>
    <style:style style:name="P25" style:family="paragraph" style:parent-style-name="Preformatted_20_Text" style:list-style-name="L3">
      <style:paragraph-properties fo:padding="0.049cm" fo:border="0.06pt solid #d9d9e3"/>
      <style:text-properties loext:padding="0.049cm" loext:border="0.06pt solid #d9d9e3"/>
    </style:style>
    <style:style style:name="P26" style:family="paragraph" style:parent-style-name="Standard">
      <style:text-properties officeooo:rsid="00250ca3" officeooo:paragraph-rsid="00250ca3"/>
    </style:style>
    <style:style style:name="P27" style:family="paragraph" style:parent-style-name="Standard">
      <style:text-properties officeooo:rsid="004ab636" officeooo:paragraph-rsid="00250ca3"/>
    </style:style>
    <style:style style:name="P28" style:family="paragraph" style:parent-style-name="Standard">
      <style:text-properties officeooo:rsid="004ab636" officeooo:paragraph-rsid="004ab636"/>
    </style:style>
    <style:style style:name="P29" style:family="paragraph" style:parent-style-name="Text_20_body" style:list-style-name="L1">
      <style:paragraph-properties fo:padding="0.049cm" fo:border="0.06pt solid #d9d9e3"/>
    </style:style>
    <style:style style:name="P30" style:family="paragraph" style:parent-style-name="Text_20_body" style:list-style-name="L1">
      <style:paragraph-properties fo:margin-top="0cm" fo:margin-bottom="0cm" style:contextual-spacing="false" fo:padding="0.049cm" fo:border="0.06pt solid #d9d9e3"/>
    </style:style>
    <style:style style:name="P31" style:family="paragraph" style:parent-style-name="Text_20_body" style:list-style-name="L2">
      <style:paragraph-properties fo:margin-top="0cm" fo:margin-bottom="0cm" style:contextual-spacing="false" fo:padding="0.049cm" fo:border="0.06pt solid #d9d9e3"/>
    </style:style>
    <style:style style:name="P32" style:family="paragraph" style:parent-style-name="Text_20_body" style:list-style-name="L2">
      <style:paragraph-properties fo:padding="0.049cm" fo:border="0.06pt solid #d9d9e3"/>
    </style:style>
    <style:style style:name="P33" style:family="paragraph" style:parent-style-name="Text_20_body" style:list-style-name="L3">
      <style:paragraph-properties fo:padding="0.049cm" fo:border="0.06pt solid #d9d9e3"/>
    </style:style>
    <style:style style:name="P34" style:family="paragraph" style:parent-style-name="Text_20_body" style:list-style-name="L3">
      <style:paragraph-properties fo:padding="0.049cm" fo:border="0.06pt solid #d9d9e3"/>
      <style:text-properties loext:padding="0.049cm" loext:border="0.06pt solid #d9d9e3"/>
    </style:style>
    <style:style style:name="P35" style:family="paragraph" style:parent-style-name="Text_20_body">
      <style:paragraph-properties fo:padding="0.049cm" fo:border="0.06pt solid #d9d9e3"/>
      <style:text-properties loext:padding="0.049cm" loext:border="0.06pt solid #d9d9e3"/>
    </style:style>
    <style:style style:name="P36" style:family="paragraph" style:parent-style-name="Text_20_body">
      <style:paragraph-properties fo:margin-top="0cm" fo:margin-bottom="0cm" style:contextual-spacing="false"/>
      <style:text-properties loext:padding="0.049cm" loext:border="0.06pt solid #d9d9e3"/>
    </style:style>
    <style:style style:name="P37" style:family="paragraph" style:parent-style-name="Text_20_body">
      <style:text-properties officeooo:rsid="004ab636" officeooo:paragraph-rsid="00250ca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VESRSION CONTROL SYSTEM</text:p>
      <text:p text:style-name="P19"/>
      <text:p text:style-name="P19">differrence between <text:s/>distributed and centralized.</text:p>
      <text:p text:style-name="P20">Centralized systems have a single point of control and management, while distributed systems spread control and data across multiple nodes or locations for enhanced scalability and fault tolerance.</text:p>
      <text:p text:style-name="P20"/>
      <text:p text:style-name="P21">When centrailized version control systems go down , developers are unable to send the code to each other .</text:p>
      <text:p text:style-name="P19"/>
      <text:p text:style-name="P19">centrailized vcs </text:p>
      <text:p text:style-name="P19">SVN</text:p>
      <text:p text:style-name="P19">CVS</text:p>
      <text:p text:style-name="P19"/>
      <text:p text:style-name="P19">distributed VCS</text:p>
      <text:p text:style-name="P19">GIT</text:p>
      <text:p text:style-name="P1"/>
      <text:p text:style-name="P1"/>
      <text:p text:style-name="P1"/>
      <text:p text:style-name="P1">GIT COMMANDS:</text:p>
      <text:p text:style-name="P1"/>
      <text:p text:style-name="P22">git diff</text:p>
      <text:p text:style-name="P1"/>
      <text:p text:style-name="P2">all the commit history in a graphical format:</text:p>
      <text:p text:style-name="P2"><text:line-break/>git log –oneline –graph –all</text:p>
      <text:p text:style-name="P2"/>
      <text:p text:style-name="P3">TO FETCH THE LATEST <text:s/>FILES FROM THE GITHUB </text:p>
      <text:p text:style-name="P3">git pull origin branch_name</text:p>
      <text:p text:style-name="P3"/>
      <text:p text:style-name="P4">TO DELETE A BRANCH</text:p>
      <text:p text:style-name="P4"/>
      <text:p text:style-name="P4">git branch -d <text:s/>branch_name</text:p>
      <text:p text:style-name="P4"/>
      <text:p text:style-name="P4"/>
      <text:p text:style-name="P8">to restore files from the staging area:</text:p>
      <text:p text:style-name="P5">git restore –-staged <text:s/>file_name</text:p>
      <text:p text:style-name="P5"/>
      <text:p text:style-name="P37"><text:span text:style-name="Strong_20_Emphasis"><text:span text:style-name="T1">Rename the Existing Remote</text:span></text:span><text:span text:style-name="T1">: If you want to keep the existing remote but give it a different name, you can use the </text:span><text:span text:style-name="Source_20_Text"><text:span text:style-name="T1">git remote rename</text:span></text:span><text:span text:style-name="T1"> command:</text:span></text:p>
      <text:list xml:id="list874608421" text:style-name="L3">
        <text:list-header>
          <text:p text:style-name="P25">bashCopy code</text:p>
          <text:p text:style-name="P23"><text:span text:style-name="Source_20_Text"><text:span text:style-name="T1">git remote rename origin old-origin</text:span></text:span></text:p>
          <text:p text:style-name="P34">This renames the existing remote from "origin" to "old-origin."</text:p>
        </text:list-header>
        <text:list-item>
          <text:p text:style-name="P33"><text:span text:style-name="Strong_20_Emphasis"><text:span text:style-name="T1">Replace the Existing Remote</text:span></text:span><text:span text:style-name="T1">: If you want to replace the existing "origin" remote with a new one, you can use the </text:span><text:span text:style-name="Source_20_Text"><text:span text:style-name="T1">git remote set-url</text:span></text:span><text:span text:style-name="T1"> command:</text:span></text:p>
          <text:p text:style-name="P25">bashCopy code</text:p>
          <text:p text:style-name="P23"><text:span text:style-name="Source_20_Text"><text:span text:style-name="T1">git remote set-url origin https://github.com/ANUPR0/NEW_REPOSITORY_URL</text:span></text:span></text:p>
          <text:p text:style-name="P33"><text:soft-page-break/><text:span text:style-name="T1">Replace </text:span><text:span text:style-name="Source_20_Text"><text:span text:style-name="T1">https://github.com/ANUPR0/NEW_REPOSITORY_URL</text:span></text:span><text:span text:style-name="T1"> with the URL of the new remote repository you want to use.</text:span></text:p>
        </text:list-item>
        <text:list-item>
          <text:p text:style-name="P33"><text:span text:style-name="Strong_20_Emphasis"><text:span text:style-name="T1">Remove the Existing Remote and Add a New One</text:span></text:span><text:span text:style-name="T1">: If you no longer need the existing "origin" remote, you can remove it and then add a new one:</text:span></text:p>
          <text:p text:style-name="P25">bashCopy code</text:p>
          <text:p text:style-name="P24"><text:span text:style-name="Source_20_Text"><text:span text:style-name="T1">git remote remove origin</text:span></text:span></text:p>
          <text:p text:style-name="P23"><text:span text:style-name="Source_20_Text"><text:span text:style-name="T1">git remote add origin https://github.com/ANUPR0/NEW_REPOSITORY_URL</text:span></text:span></text:p>
          <text:p text:style-name="P34">This completely removes the old "origin" remote and replaces it with a new one.</text:p>
        </text:list-item>
      </text:list>
      <text:p text:style-name="P35">After taking one of these actions, you should be able to add the new remote without encountering the "remote origin already exists" error.</text:p>
      <text:p text:style-name="P36">Regenerate</text:p>
      <text:p text:style-name="P36"/>
      <text:p text:style-name="P27"/>
      <text:p text:style-name="P5"/>
      <text:p text:style-name="P5"/>
      <text:p text:style-name="P5"/>
      <text:p text:style-name="P6">TO REMOVE THE COMMITS ABOVE THE COMMIT ID <text:s/>MENTIONED IN RESET:</text:p>
      <text:p text:style-name="P6">git reset commit_id</text:p>
      <text:p text:style-name="P6"/>
      <text:p text:style-name="P6">TO SAVE THE WORK IN STAGING AREA AND COMMIT THE FILES LATER:</text:p>
      <text:p text:style-name="P6">git stash </text:p>
      <text:p text:style-name="P6"/>
      <text:p text:style-name="P7">TO COME BACK TO THE STAGING ARE FROM STASH:</text:p>
      <text:p text:style-name="P7">git stash pop</text:p>
      <text:p text:style-name="P4"/>
      <text:p text:style-name="P9">TO DISPLAY ALL THE URLS OF GITHUB IN THE DIRECTORY:</text:p>
      <text:p text:style-name="P9">git remote -v</text:p>
      <text:p text:style-name="P9"/>
      <text:p text:style-name="P10">UPSTREAM URL:</text:p>
      <text:p text:style-name="P10">the git url repository where you forked is called as upstream url.</text:p>
      <text:p text:style-name="P10"/>
      <text:p text:style-name="P11">IF A BRANCH IS ALREADY ASSOCIATED WITH APULL REQUEST IT GITHUB WILL NOT ALLOW YOU TO REQUEST ANOTHER PULL REQUEST.</text:p>
      <text:p text:style-name="P11">-&gt; IF YOU ALREADY CREATEDD A PULL REQUEST AND COMMITED A FILE THEN THE COMMIT WILL JOIN IN THE OLD PULL REQUEST.</text:p>
      <text:p text:style-name="P11"/>
      <text:p text:style-name="P11">ONE BRNACH == ONLY ONE PULL REQUEST</text:p>
      <text:p text:style-name="P11"/>
      <text:p text:style-name="P11">TO REMOVE A COMMIT:</text:p>
      <text:p text:style-name="P11">git log copy the previous commit , so the next commit will be removed.</text:p>
      <text:p text:style-name="P12">Git reset copied commit id</text:p>
      <text:p text:style-name="P12"/>
      <text:p text:style-name="P13">FORCE PUSH:</text:p>
      <text:p text:style-name="P13">you have already a pull request sent to the original github user</text:p>
      <text:p text:style-name="P13">now you have commited a file .</text:p>
      <text:p text:style-name="P13"><text:soft-page-break/>In the github it gets reflectedd in the pull request you created, one more commit will join the pull request.</text:p>
      <text:p text:style-name="P13">Now , i dont want the commit , i will remove the commit by using command</text:p>
      <text:p text:style-name="P13">git reset previous commit id -&gt;as you want the above commit to be removed.</text:p>
      <text:p text:style-name="P13">Now to get the changes reflected in the github repository we use force pull request:</text:p>
      <text:p text:style-name="P14">git push origin -f</text:p>
      <text:p text:style-name="P13">C2 -&gt; 94n4ir942n -&gt; commit id</text:p>
      <text:p text:style-name="P13">c1 -&gt; 94i34jerkdn -&gt; commmit id</text:p>
      <text:p text:style-name="P13">c2 commit is above the c1 commit </text:p>
      <text:p text:style-name="P13">-&gt; if you want to remove the c2 commit you use the previous commit id to remove</text:p>
      <text:p text:style-name="P13">git reset <text:s/>94i34jerkdn </text:p>
      <text:p text:style-name="P15"/>
      <text:p text:style-name="P15">GIT PULL UPSTREAM: go through internet</text:p>
      <text:p text:style-name="P13"/>
      <text:p text:style-name="P13">FETCH COMMITS</text:p>
      <text:p text:style-name="P13">git fetch --all –prune</text:p>
      <text:p text:style-name="P15">this command will fetch the upstram commits</text:p>
      <text:p text:style-name="P16"><text:span text:style-name="Source_20_Text"><text:span text:style-name="T1"><text:line-break/>git pull</text:span></text:span> and <text:span text:style-name="Source_20_Text"><text:span text:style-name="T1">git fetch</text:span></text:span> are both Git commands used to update your local repository with changes from a remote repository, but they serve different purposes and have some key differences.</text:p>
      <text:list xml:id="list1835651852" text:style-name="L1">
        <text:list-item>
          <text:p text:style-name="P29"><text:span text:style-name="Source_20_Text"><text:span text:style-name="T1">git pull</text:span></text:span>:</text:p>
          <text:list>
            <text:list-item>
              <text:p text:style-name="P30"><text:span text:style-name="Source_20_Text"><text:span text:style-name="T1">git pull</text:span></text:span> is a combination of two actions: <text:span text:style-name="Source_20_Text"><text:span text:style-name="T1">git fetch</text:span></text:span> followed by <text:span text:style-name="Source_20_Text"><text:span text:style-name="T1">git merge</text:span></text:span> or <text:span text:style-name="Source_20_Text"><text:span text:style-name="T1">git rebase</text:span></text:span>, depending on your configuration.</text:p>
            </text:list-item>
            <text:list-item>
              <text:p text:style-name="P30">It not only downloads the changes from the remote repository but also automatically integrates them into your current working branch.</text:p>
            </text:list-item>
            <text:list-item>
              <text:p text:style-name="P30">This means that when you run <text:span text:style-name="Source_20_Text"><text:span text:style-name="T1">git pull</text:span></text:span>, Git will fetch the latest changes from the remote repository and then attempt to merge or rebase them into your local branch.</text:p>
            </text:list-item>
          </text:list>
        </text:list-item>
        <text:list-item>
          <text:p text:style-name="P29"><text:span text:style-name="Source_20_Text"><text:span text:style-name="T1">git fetch</text:span></text:span>:</text:p>
          <text:list>
            <text:list-item>
              <text:p text:style-name="P30"><text:span text:style-name="Source_20_Text"><text:span text:style-name="T1">git fetch</text:span></text:span> is solely responsible for downloading changes from the remote repository to your local repository.</text:p>
            </text:list-item>
            <text:list-item>
              <text:p text:style-name="P30">It updates your remote-tracking branches (e.g., <text:span text:style-name="Source_20_Text"><text:span text:style-name="T1">origin/main</text:span></text:span>, <text:span text:style-name="Source_20_Text"><text:span text:style-name="T1">origin/feature</text:span></text:span>) to reflect the state of the remote repository.</text:p>
            </text:list-item>
            <text:list-item>
              <text:p text:style-name="P29">Unlike <text:span text:style-name="Source_20_Text"><text:span text:style-name="T1">git pull</text:span></text:span>, it does not modify your working branch in any way. It only updates your local repository's references to the remote branches.</text:p>
            </text:list-item>
          </text:list>
        </text:list-item>
      </text:list>
      <text:p text:style-name="P18">Differences:</text:p>
      <text:list xml:id="list2264185126" text:style-name="L2">
        <text:list-item>
          <text:p text:style-name="P31"><text:span text:style-name="Source_20_Text"><text:span text:style-name="T1">git pull</text:span></text:span> can automatically integrate changes into your working branch, potentially causing conflicts that you must resolve. <text:span text:style-name="Source_20_Text"><text:span text:style-name="T1">git fetch</text:span></text:span> does not modify your working branch, so you can review changes and decide how to incorporate them manually.</text:p>
        </text:list-item>
        <text:list-item>
          <text:p text:style-name="P31"><text:span text:style-name="Source_20_Text"><text:span text:style-name="T1">git pull</text:span></text:span> is a more convenient command when you want to quickly update your working branch with the latest changes from the remote. However, it might lead to unexpected results if not used carefully.</text:p>
        </text:list-item>
        <text:list-item>
          <text:p text:style-name="P32"><text:soft-page-break/><text:span text:style-name="Source_20_Text"><text:span text:style-name="T1">git fetch</text:span></text:span> is often used when you want to check for updates from the remote repository without immediately merging or rebasing them into your working branch.</text:p>
        </text:list-item>
      </text:list>
      <text:p text:style-name="P18">In summary, <text:span text:style-name="Source_20_Text"><text:span text:style-name="T1">git pull</text:span></text:span> is a higher-level command that combines fetching and merging/rebasing, while <text:span text:style-name="Source_20_Text"><text:span text:style-name="T1">git fetch</text:span></text:span> is a lower-level command focused solely on retrieving changes from the remote repository. Your choice between them depends on your workflow and how you want to handle remote updates in your local repository.</text:p>
      <text:p text:style-name="P15"/>
      <text:p text:style-name="P15"/>
      <text:p text:style-name="P17">Git rebase -i commit_id</text:p>
      <text:p text:style-name="P17"/>
      <text:p text:style-name="P17">a terminal will get opened, </text:p>
      <text:p text:style-name="P17">here you see squash in the edit lines</text:p>
      <text:p text:style-name="P17">s – means the if we mentioned s for any of the commit id, it will be going to merge to the above commit which was mentioned pick <text:s/>commit id.</text:p>
      <text:p text:style-name="P17"/>
      <text:p text:style-name="P17">Too merge the commits we use the rebase comma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21:47:42.127047543</meta:creation-date>
    <meta:editing-duration>PT1H52M58S</meta:editing-duration>
    <meta:editing-cycles>4</meta:editing-cycles>
    <meta:generator>LibreOffice/7.3.7.2$Linux_X86_64 LibreOffice_project/30$Build-2</meta:generator>
    <dc:date>2023-09-19T11:15:37.969532610</dc:date>
    <meta:document-statistic meta:table-count="0" meta:image-count="0" meta:object-count="0" meta:page-count="4" meta:paragraph-count="86" meta:word-count="940" meta:character-count="5458" meta:non-whitespace-character-count="4602"/>
  </office:meta>
</office:document-meta>
</file>